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scending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116" calcext:value-type="float">
            <text:p>0.00011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ending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34504" calcext:value-type="float">
            <text:p>0.23450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930375" calcext:value-type="float">
            <text:p>0.93037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09163" calcext:value-type="float">
            <text:p>2.0916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ndom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20596" calcext:value-type="float">
            <text:p>0.1205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463648" calcext:value-type="float">
            <text:p>0.46364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0339" calcext:value-type="float">
            <text:p>1.0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7:11:15.079271217</meta:creation-date>
    <dc:date>2022-12-21T17:24:21.404169923</dc:date>
    <meta:editing-duration>PT2M46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